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wex_5f_place" style:display-name="wex_place" style:family="table">
      <style:table-properties style:width="16.999cm" table:align="margins"/>
    </style:style>
    <style:style style:name="wex_5f_place.A" style:display-name="wex_place.A" style:family="table-column">
      <style:table-column-properties style:column-width="5.666cm" style:rel-column-width="21845*"/>
    </style:style>
    <style:style style:name="wex_5f_place.A1" style:display-name="wex_place.A1" style:family="table-cell">
      <style:table-cell-properties fo:padding="0.097cm" fo:border-left="0.05pt solid #000000" fo:border-right="none" fo:border-top="0.05pt solid #000000" fo:border-bottom="0.05pt solid #000000"/>
    </style:style>
    <style:style style:name="wex_5f_place.C1" style:display-name="wex_place.C1" style:family="table-cell">
      <style:table-cell-properties fo:padding="0.097cm" fo:border="0.05pt solid #000000"/>
    </style:style>
    <style:style style:name="wex_5f_place.A2" style:display-name="wex_place.A2" style:family="table-cell">
      <style:table-cell-properties fo:padding="0.097cm" fo:border-left="0.05pt solid #000000" fo:border-right="none" fo:border-top="none" fo:border-bottom="0.05pt solid #000000"/>
    </style:style>
    <style:style style:name="wex_5f_place.C2" style:display-name="wex_place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09cm" style:rel-column-width="3180*"/>
    </style:style>
    <style:style style:name="Table1.B" style:family="table-column">
      <style:table-column-properties style:column-width="11.389cm" style:rel-column-width="64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officeooo:paragraph-rsid="000a25d9"/>
    </style:style>
    <style:style style:name="P2" style:family="paragraph" style:parent-style-name="Default_20_Text">
      <style:text-properties officeooo:paragraph-rsid="000b2064"/>
    </style:style>
    <style:style style:name="P3" style:family="paragraph" style:parent-style-name="Default_20_Text">
      <style:text-properties officeooo:paragraph-rsid="000e5980"/>
    </style:style>
    <style:style style:name="P4" style:family="paragraph" style:parent-style-name="Default_20_Text">
      <style:text-properties officeooo:paragraph-rsid="0011a13e"/>
    </style:style>
    <style:style style:name="P5" style:family="paragraph" style:parent-style-name="Default_20_Text">
      <style:text-properties officeooo:paragraph-rsid="00131d58"/>
    </style:style>
    <style:style style:name="P6" style:family="paragraph" style:parent-style-name="Default_20_Text">
      <style:text-properties officeooo:paragraph-rsid="001df53b"/>
    </style:style>
    <style:style style:name="P7" style:family="paragraph" style:parent-style-name="Default_20_Text">
      <style:text-properties officeooo:paragraph-rsid="001fec87"/>
    </style:style>
    <style:style style:name="P8" style:family="paragraph" style:parent-style-name="Default_20_Text">
      <style:text-properties officeooo:paragraph-rsid="0020a6b9"/>
    </style:style>
    <style:style style:name="P9" style:family="paragraph" style:parent-style-name="Default_20_Text">
      <style:text-properties officeooo:paragraph-rsid="00235a38"/>
    </style:style>
    <style:style style:name="P10" style:family="paragraph" style:parent-style-name="Default_20_Text">
      <style:text-properties officeooo:paragraph-rsid="00260cdb"/>
    </style:style>
    <style:style style:name="P11" style:family="paragraph" style:parent-style-name="Default_20_Text">
      <style:text-properties officeooo:paragraph-rsid="00272a83"/>
    </style:style>
    <style:style style:name="P12" style:family="paragraph" style:parent-style-name="Default_20_Text">
      <style:text-properties officeooo:paragraph-rsid="0027affa"/>
    </style:style>
    <style:style style:name="P13" style:family="paragraph" style:parent-style-name="Default_20_Text">
      <style:text-properties officeooo:paragraph-rsid="0029bd8b"/>
    </style:style>
    <style:style style:name="P14" style:family="paragraph" style:parent-style-name="Default_20_Text">
      <style:text-properties officeooo:paragraph-rsid="002c74af"/>
    </style:style>
    <style:style style:name="P15" style:family="paragraph" style:parent-style-name="Default_20_Text">
      <style:text-properties officeooo:paragraph-rsid="0031e834"/>
    </style:style>
    <style:style style:name="P16" style:family="paragraph" style:parent-style-name="Default_20_Text">
      <style:text-properties officeooo:paragraph-rsid="00350b38"/>
    </style:style>
    <style:style style:name="P17" style:family="paragraph" style:parent-style-name="Default_20_Text">
      <style:text-properties officeooo:paragraph-rsid="0036daa1"/>
    </style:style>
    <style:style style:name="P18" style:family="paragraph" style:parent-style-name="Default_20_Text">
      <style:text-properties officeooo:paragraph-rsid="0037ccbc"/>
    </style:style>
    <style:style style:name="P19" style:family="paragraph" style:parent-style-name="Table_20_Contents">
      <style:text-properties officeooo:paragraph-rsid="001c4845"/>
    </style:style>
    <style:style style:name="P20" style:family="paragraph" style:parent-style-name="Table_20_Contents">
      <style:text-properties officeooo:paragraph-rsid="001e26b7"/>
    </style:style>
    <style:style style:name="P21" style:family="paragraph" style:parent-style-name="Table_20_Contents">
      <style:text-properties officeooo:paragraph-rsid="002264ee"/>
    </style:style>
    <style:style style:name="P22" style:family="paragraph" style:parent-style-name="Table_20_Contents">
      <style:text-properties officeooo:paragraph-rsid="0024860b"/>
    </style:style>
    <style:style style:name="P23" style:family="paragraph" style:parent-style-name="Table_20_Contents">
      <style:text-properties officeooo:paragraph-rsid="00293710"/>
    </style:style>
    <style:style style:name="P24" style:family="paragraph" style:parent-style-name="Table_20_Contents">
      <style:text-properties officeooo:paragraph-rsid="002adeb0"/>
    </style:style>
    <style:style style:name="P25" style:family="paragraph" style:parent-style-name="Table_20_Contents">
      <style:text-properties officeooo:paragraph-rsid="002cefa9"/>
    </style:style>
    <style:style style:name="P26" style:family="paragraph" style:parent-style-name="Table_20_Contents">
      <style:text-properties officeooo:paragraph-rsid="002e9b03"/>
    </style:style>
    <style:style style:name="P27" style:family="paragraph" style:parent-style-name="Table_20_Contents">
      <style:text-properties officeooo:paragraph-rsid="0033b2ff"/>
    </style:style>
    <style:style style:name="P28" style:family="paragraph" style:parent-style-name="Table_20_Contents">
      <style:text-properties officeooo:paragraph-rsid="00350b38"/>
    </style:style>
    <style:style style:name="P29" style:family="paragraph" style:parent-style-name="Table_20_Contents">
      <style:text-properties officeooo:paragraph-rsid="0037ccbc"/>
    </style:style>
    <style:style style:name="P30" style:family="paragraph" style:parent-style-name="Table_20_Contents">
      <style:text-properties officeooo:paragraph-rsid="00397cf9"/>
    </style:style>
    <style:style style:name="P31" style:family="paragraph" style:parent-style-name="Table_20_Contents">
      <style:text-properties officeooo:paragraph-rsid="003a6faa"/>
    </style:style>
    <style:style style:name="P32" style:family="paragraph" style:parent-style-name="Table_20_Contents">
      <style:text-properties officeooo:paragraph-rsid="003b8a78"/>
    </style:style>
    <style:style style:name="P33" style:family="paragraph" style:parent-style-name="Table_20_Contents">
      <style:text-properties officeooo:paragraph-rsid="003c0410"/>
    </style:style>
    <style:style style:name="P34" style:family="paragraph" style:parent-style-name="Table_20_Contents">
      <style:text-properties officeooo:paragraph-rsid="003c0df2"/>
    </style:style>
    <style:style style:name="P35" style:family="paragraph" style:parent-style-name="Table_20_Contents">
      <style:text-properties officeooo:paragraph-rsid="003de12a"/>
    </style:style>
    <style:style style:name="P36" style:family="paragraph" style:parent-style-name="Table_20_Contents">
      <style:text-properties officeooo:paragraph-rsid="004131ab"/>
    </style:style>
    <style:style style:name="P37" style:family="paragraph" style:parent-style-name="Table_20_Contents">
      <style:text-properties officeooo:paragraph-rsid="00416a03"/>
    </style:style>
    <style:style style:name="T1" style:family="text">
      <style:text-properties officeooo:rsid="000a25d9"/>
    </style:style>
    <style:style style:name="T2" style:family="text">
      <style:text-properties officeooo:rsid="000b2064"/>
    </style:style>
    <style:style style:name="T3" style:family="text">
      <style:text-properties officeooo:rsid="000dd20e"/>
    </style:style>
    <style:style style:name="T4" style:family="text">
      <style:text-properties officeooo:rsid="0014ab78"/>
    </style:style>
    <style:style style:name="T5" style:family="text">
      <style:text-properties officeooo:rsid="0015a4fb"/>
    </style:style>
    <style:style style:name="T6" style:family="text">
      <style:text-properties officeooo:rsid="0016c37a"/>
    </style:style>
    <style:style style:name="T7" style:family="text">
      <style:text-properties officeooo:rsid="0016f331"/>
    </style:style>
    <style:style style:name="T8" style:family="text">
      <style:text-properties officeooo:rsid="001c4845"/>
    </style:style>
    <style:style style:name="T9" style:family="text">
      <style:text-properties officeooo:rsid="001e26b7"/>
    </style:style>
    <style:style style:name="T10" style:family="text">
      <style:text-properties officeooo:rsid="002264ee"/>
    </style:style>
    <style:style style:name="T11" style:family="text">
      <style:text-properties officeooo:rsid="0024860b"/>
    </style:style>
    <style:style style:name="T12" style:family="text">
      <style:text-properties officeooo:rsid="0028e99d"/>
    </style:style>
    <style:style style:name="T13" style:family="text">
      <style:text-properties officeooo:rsid="00293710"/>
    </style:style>
    <style:style style:name="T14" style:family="text">
      <style:text-properties officeooo:rsid="00295035"/>
    </style:style>
    <style:style style:name="T15" style:family="text">
      <style:text-properties officeooo:rsid="0029bd8b"/>
    </style:style>
    <style:style style:name="T16" style:family="text">
      <style:text-properties officeooo:rsid="002adeb0"/>
    </style:style>
    <style:style style:name="T17" style:family="text">
      <style:text-properties officeooo:rsid="002c74af"/>
    </style:style>
    <style:style style:name="T18" style:family="text">
      <style:text-properties officeooo:rsid="002cefa9"/>
    </style:style>
    <style:style style:name="T19" style:family="text">
      <style:text-properties officeooo:rsid="002e9b03"/>
    </style:style>
    <style:style style:name="T20" style:family="text">
      <style:text-properties officeooo:rsid="0033b2ff"/>
    </style:style>
    <style:style style:name="T21" style:family="text">
      <style:text-properties officeooo:rsid="00350b38"/>
    </style:style>
    <style:style style:name="T22" style:family="text">
      <style:text-properties officeooo:rsid="0036daa1"/>
    </style:style>
    <style:style style:name="T23" style:family="text">
      <style:text-properties officeooo:rsid="0037ccbc"/>
    </style:style>
    <style:style style:name="T24" style:family="text">
      <style:text-properties officeooo:rsid="00397cf9"/>
    </style:style>
    <style:style style:name="T25" style:family="text">
      <style:text-properties officeooo:rsid="003a6faa"/>
    </style:style>
    <style:style style:name="T26" style:family="text">
      <style:text-properties officeooo:rsid="003b8a78"/>
    </style:style>
    <style:style style:name="T27" style:family="text">
      <style:text-properties officeooo:rsid="003c0410"/>
    </style:style>
    <style:style style:name="T28" style:family="text">
      <style:text-properties officeooo:rsid="003c0df2"/>
    </style:style>
    <style:style style:name="T29" style:family="text">
      <style:text-properties officeooo:rsid="003de12a"/>
    </style:style>
    <style:style style:name="T30" style:family="text">
      <style:text-properties officeooo:rsid="003f6fe2"/>
    </style:style>
    <style:style style:name="T31" style:family="text">
      <style:text-properties officeooo:rsid="004131ab"/>
    </style:style>
    <style:style style:name="T32" style:family="text">
      <style:text-properties officeooo:rsid="00416a03"/>
    </style:style>
    <style:style style:name="T33" style:family="text">
      <style:text-properties officeooo:rsid="0044f904"/>
    </style:style>
    <style:style style:name="T34" style:family="text">
      <style:text-properties officeooo:rsid="0046381d"/>
    </style:style>
    <style:style style:name="T35" style:family="text">
      <style:text-properties officeooo:rsid="004762ac"/>
    </style:style>
    <style:style style:name="T36" style:family="text">
      <style:text-properties officeooo:rsid="00482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x_place 场所</text:span></text:p>
      <text:p text:style-name="P1"><text:span text:style-name="T1"/></text:p>
      <table:table table:name="wex_place" table:style-name="wex_5f_place">
        <table:table-column table:style-name="wex_5f_place.A" table:number-columns-repeated="3"/>
        <table:table-row>
          <table:table-cell table:style-name="wex_5f_place.A1" office:value-type="string">
            <text:p text:style-name="P19"><text:span text:style-name="T8">字段名称</text:span></text:p>
          </table:table-cell>
          <table:table-cell table:style-name="wex_5f_place.A1" office:value-type="string">
            <text:p text:style-name="P19"><text:span text:style-name="T8">值类型</text:span></text:p>
          </table:table-cell>
          <table:table-cell table:style-name="wex_5f_place.C1" office:value-type="string">
            <text:p text:style-name="P19"><text:span text:style-name="T8">备注</text:span></text:p>
          </table:table-cell>
        </table:table-row>
        <table:table-row>
          <table:table-cell table:style-name="wex_5f_place.A2" office:value-type="string">
            <text:p text:style-name="P6"><text:span text:style-name="T1">唯一标识/_id</text:span></text:p>
          </table:table-cell>
          <table:table-cell table:style-name="wex_5f_place.A2" office:value-type="string">
            <text:p text:style-name="P20"><text:span text:style-name="T9">String</text:span></text:p>
          </table:table-cell>
          <table:table-cell table:style-name="wex_5f_place.C2" office:value-type="string">
            <text:p text:style-name="P20"><text:span text:style-name="T9">自动生成,支持分布式</text:span></text:p>
          </table:table-cell>
        </table:table-row>
        <table:table-row>
          <table:table-cell table:style-name="wex_5f_place.A2" office:value-type="string">
            <text:p text:style-name="P7"><text:span text:style-name="T1">名称/name</text:span></text:p>
          </table:table-cell>
          <table:table-cell table:style-name="wex_5f_place.A2" office:value-type="string">
            <text:p text:style-name="P21"><text:span text:style-name="T10">String</text:span>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8"><text:span text:style-name="T5">创建时间/created</text:span><text:span text:style-name="T6">T</text:span><text:span text:style-name="T5">ime</text:span></text:p>
          </table:table-cell>
          <table:table-cell table:style-name="wex_5f_place.A2" office:value-type="string">
            <text:p text:style-name="P21"><text:span text:style-name="T10">int</text:span></text:p>
          </table:table-cell>
          <table:table-cell table:style-name="wex_5f_place.C2" office:value-type="string">
            <text:p text:style-name="P27"><text:span text:style-name="T20">数字还可以用来激活幼儿园</text:span></text:p>
          </table:table-cell>
        </table:table-row>
        <table:table-row>
          <table:table-cell table:style-name="wex_5f_place.A2" office:value-type="string">
            <text:p text:style-name="P16"><text:span text:style-name="T21">是否激活/enabled</text:span></text:p>
          </table:table-cell>
          <table:table-cell table:style-name="wex_5f_place.A2" office:value-type="string">
            <text:p text:style-name="P28"><text:span text:style-name="T21">Bool</text:span></text:p>
          </table:table-cell>
          <table:table-cell table:style-name="wex_5f_place.C2" office:value-type="string">
            <text:p text:style-name="P16"><text:span text:style-name="T21">默认false</text:span></text:p>
          </table:table-cell>
        </table:table-row>
        <table:table-row>
          <table:table-cell table:style-name="wex_5f_place.A2" office:value-type="string">
            <text:p text:style-name="P17"><text:span text:style-name="T22">微信</text:span><text:span text:style-name="T36">ID</text:span><text:span text:style-name="T22">/</text:span><text:span text:style-name="T36">weixin</text:span><text:span text:style-name="T22">Id</text:span></text:p>
          </table:table-cell>
          <table:table-cell table:style-name="wex_5f_place.A2" office:value-type="string">
            <text:p text:style-name="P29"><text:span text:style-name="T23">String</text:span></text:p>
          </table:table-cell>
          <table:table-cell table:style-name="wex_5f_place.C2" office:value-type="string">
            <text:p text:style-name="P18"><text:span text:style-name="T23">激活以后才能更新</text:span></text:p>
          </table:table-cell>
        </table:table-row>
        <table:table-row>
          <table:table-cell table:style-name="wex_5f_place.A2" office:value-type="string">
            <text:p text:style-name="P9"><text:span text:style-name="T1">类型/type</text:span></text:p>
          </table:table-cell>
          <table:table-cell table:style-name="wex_5f_place.A2" office:value-type="string">
            <text:p text:style-name="P22"><text:span text:style-name="T11">String</text:span></text:p>
          </table:table-cell>
          <table:table-cell table:style-name="wex_5f_place.C2" office:value-type="string">
            <text:p text:style-name="P10"><text:span text:style-name="T1">幼儿园/Kinder Garden(KD) 初期默认KD</text:span></text:p>
          </table:table-cell>
        </table:table-row>
        <table:table-row>
          <table:table-cell table:style-name="wex_5f_place.A2" office:value-type="string">
            <text:p text:style-name="P11"><text:span text:style-name="T1">所属集团/group</text:span></text:p>
          </table:table-cell>
          <table:table-cell table:style-name="wex_5f_place.A2" office:value-type="string">
            <text:p text:style-name="P23"><text:span text:style-name="T13">string</text:span>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2"><text:span text:style-name="T1">地址/address:</text:span></text:p>
          </table:table-cell>
          <table:table-cell table:style-name="wex_5f_place.A2" office:value-type="string">
            <text:p text:style-name="P23"><text:span text:style-name="T13">string</text:span></text:p>
          </table:table-cell>
          <table:table-cell table:style-name="wex_5f_place.C2" office:value-type="string">
            <text:p text:style-name="Table_20_Contents"/>
          </table:table-cell>
        </table:table-row>
        <table:table-row>
          <table:table-cell table:style-name="wex_5f_place.A2" office:value-type="string">
            <text:p text:style-name="P12"><text:span text:style-name="T1">联系电话/phone:</text:span></text:p>
          </table:table-cell>
          <table:table-cell table:style-name="wex_5f_place.A2" office:value-type="string">
            <text:p text:style-name="P30"><text:span text:style-name="T24">String</text:span></text:p>
          </table:table-cell>
          <table:table-cell table:style-name="wex_5f_place.C2" office:value-type="string">
            <text:p text:style-name="P30"><text:span text:style-name="T24">多个电话用逗号分隔</text:span></text:p>
          </table:table-cell>
        </table:table-row>
        <table:table-row>
          <table:table-cell table:style-name="wex_5f_place.A2" office:value-type="string">
            <text:p text:style-name="P13"><text:span text:style-name="T15">开设课程</text:span></text:p>
          </table:table-cell>
          <table:table-cell table:style-name="wex_5f_place.A2" office:value-type="string">
            <text:p text:style-name="P24"><text:span text:style-name="T16">json_array</text:span></text:p>
          </table:table-cell>
          <table:table-cell table:style-name="wex_5f_place.C2" office:value-type="string">
            <text:p text:style-name="P26"><text:span text:style-name="T19">暂不支持</text:span></text:p>
          </table:table-cell>
        </table:table-row>
        <table:table-row>
          <table:table-cell table:style-name="wex_5f_place.A2" office:value-type="string">
            <text:p text:style-name="P14"><text:span text:style-name="T17">场所信息</text:span></text:p>
          </table:table-cell>
          <table:table-cell table:style-name="wex_5f_place.A2" office:value-type="string">
            <text:p text:style-name="P25"><text:span text:style-name="T18">json_object</text:span></text:p>
          </table:table-cell>
          <table:table-cell table:style-name="wex_5f_place.C2" office:value-type="string">
            <text:p text:style-name="P26"><text:span text:style-name="T19">暂不支持</text:span></text:p>
          </table:table-cell>
        </table:table-row>
      </table:table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<text:span text:style-name="T25">创建</text:span></text:p>
          </table:table-cell>
          <table:table-cell table:style-name="Table1.B1" office:value-type="string">
            <text:p text:style-name="P35"><text:span text:style-name="T29">{</text:span></text:p>
            <text:p text:style-name="P35"><text:span text:style-name="T29">"name": "</text:span><text:span text:style-name="T30">测试</text:span><text:span text:style-name="T29">幼儿园",</text:span></text:p>
            <text:p text:style-name="P35"><text:span text:style-name="T29">"type": "KD",</text:span></text:p>
            <text:p text:style-name="P35"><text:span text:style-name="T29">"address": "地址",</text:span></text:p>
            <text:p text:style-name="P35"><text:span text:style-name="T29">"phone": "80112001"</text:span></text:p>
            <text:p text:style-name="P35"><text:span text:style-name="T29">}</text:span></text:p>
          </table:table-cell>
        </table:table-row>
        <table:table-row>
          <table:table-cell table:style-name="Table1.A2" office:value-type="string">
            <text:p text:style-name="P36"><text:span text:style-name="T31">创建</text:span><text:span text:style-name="T33">成功</text:span><text:span text:style-name="T31">返回内容</text:span></text:p>
          </table:table-cell>
          <table:table-cell table:style-name="Table1.B2" office:value-type="string">
            <text:p text:style-name="P36"><text:span text:style-name="T31">Status code : 201</text:span></text:p>
            <text:p text:style-name="P36"><text:span text:style-name="T31"/></text:p>
            <text:p text:style-name="P37"><text:span text:style-name="T32">{</text:span></text:p>
            <text:p text:style-name="P37"><text:span text:style-name="T32"><text:s text:c="2"/>"name": "五一幼儿园",</text:span></text:p>
            <text:p text:style-name="P37"><text:span text:style-name="T32"><text:s text:c="2"/>"type": "KD",</text:span></text:p>
            <text:p text:style-name="P37"><text:span text:style-name="T32"><text:s text:c="2"/>"address": "地址",</text:span></text:p>
            <text:p text:style-name="P37"><text:span text:style-name="T32"><text:s text:c="2"/>"createdTime": 1383749378810,</text:span></text:p>
            <text:p text:style-name="P37"><text:span text:style-name="T32"><text:s text:c="2"/>"enabled": false,</text:span></text:p>
            <text:p text:style-name="P37"><text:span text:style-name="T32"><text:s text:c="2"/>"_id": "527a5702dfea2bb464000001"</text:span></text:p>
            <text:p text:style-name="P37"><text:span text:style-name="T32">}</text:span></text:p>
          </table:table-cell>
        </table:table-row>
      </table:table>
      <text:p text:style-name="P1"><text:span text:style-name="T1"/></text:p>
      <text:p text:style-name="P15"><text:span text:style-name="T1"><text:s text:c="2"/>- 唯一标识/_id:</text:span></text:p>
      <text:p text:style-name="P15"><text:span text:style-name="T1"><text:s text:c="2"/>- 名称/name:</text:span></text:p>
      <text:p text:style-name="P15"><text:span text:style-name="T1"><text:s text:c="2"/></text:span><text:span text:style-name="T5">- 创建时间/created</text:span><text:span text:style-name="T6">T</text:span><text:span text:style-name="T5">ime:</text:span></text:p>
      <text:p text:style-name="P15"><text:span text:style-name="T1"><text:s text:c="2"/>- 类型/type: 幼儿园/Kinder Garden(KD) 初期默认KD</text:span></text:p>
      <text:p text:style-name="P15"><text:span text:style-name="T1"><text:s text:c="2"/>- 所属集团/group: <text:s/>连锁集团信息</text:span></text:p>
      <text:p text:style-name="P15"><text:span text:style-name="T1"><text:s text:c="2"/>- 拥有课程/courses: json array</text:span></text:p>
      <text:p text:style-name="P15"><text:span text:style-name="T1"><text:s text:c="2"/>- 地址/address:</text:span></text:p>
      <text:p text:style-name="P15"><text:span text:style-name="T1"><text:s text:c="2"/>- 联系电话/phone:</text:span></text:p>
      <text:p text:style-name="P15"><text:span text:style-name="T1"><text:s text:c="2"/>- 信息/infos: json object</text:span></text:p>
      <text:p text:style-name="P15"><text:soft-page-break/><text:span text:style-name="T1"><text:s text:c="4"/>{</text:span></text:p>
      <text:p text:style-name="P15"><text:span text:style-name="T1"><text:s text:c="4"/><text:tab/>intros: {template: 'text', articles: [**, **]},</text:span></text:p>
      <text:p text:style-name="P15"><text:span text:style-name="T1"><text:s text:c="6"/>announces: {template: 'list', articles: [**, **]},</text:span></text:p>
      <text:p text:style-name="P15"><text:span text:style-name="T1"><text:s text:c="4"/><text:tab/>uniques: {template: 'gallery', articles: [**, **]},</text:span></text:p>
      <text:p text:style-name="P15"><text:span text:style-name="T1"><text:s text:c="4"/><text:tab/>honors: {template: 'gallery', articles: [**, **]}</text:span></text:p>
      <text:p text:style-name="P15"><text:span text:style-name="T1"><text:s text:c="4"/>}</text:span></text:p>
      <text:p text:style-name="P15"><text:span text:style-name="T1"/></text:p>
      <text:p text:style-name="P2"><text:span text:style-name="T2">wex_place_wxconfi</text:span><text:span text:style-name="T3">gs</text:span></text:p>
      <text:p text:style-name="P4"><text:span text:style-name="T1"><text:s text:c="2"/>- 唯一标识/_id:</text:span></text:p>
      <text:p text:style-name="P5"><text:span text:style-name="T1"><text:s text:c="2"/>- 所属场所/place</text:span><text:span text:style-name="T7">I</text:span><text:span text:style-name="T1">d:</text:span></text:p>
      <text:p text:style-name="P3"><text:span text:style-name="T1"><text:s text:c="2"/>- 微信菜单信息/menus: json object</text:span></text:p>
      <text:p text:style-name="P3"><text:span text:style-name="T1"><text:s text:c="2"/></text:span><text:span text:style-name="T4">- 认证信息/auth: json object</text:span></text:p>
      <text:p text:style-name="P1"><text:span text:style-name="T1"/></text:p>
      <text:p text:style-name="P1"><text:span text:style-name="T1">wex_class 班级</text:span></text:p>
      <text:p text:style-name="P1"><text:span text:style-name="T1"><text:s text:c="2"/>- 唯一标识/_id</text:span></text:p>
      <text:p text:style-name="P1"><text:span text:style-name="T1"><text:s text:c="2"/>- 名称/name:</text:span></text:p>
      <text:p text:style-name="P1"><text:span text:style-name="T1"><text:s text:c="2"/>- 所属场所/placeId:</text:span></text:p>
      <text:p text:style-name="P1"><text:span text:style-name="T1"><text:s text:c="2"/>- 入学年月/register_date:yyyy-MM</text:span></text:p>
      <text:p text:style-name="P1"><text:span text:style-name="T1"><text:s text:c="2"/>- 班主任/charge_teachers: json array</text:span></text:p>
      <text:p text:style-name="P1"><text:span text:style-name="T1"><text:s text:c="2"/>- 配属老师及教育内容/assignd_teachers: json array</text:span></text:p>
      <text:p text:style-name="P1"><text:span text:style-name="T1"><text:s text:c="2"/>- 课程安排: json array</text:span></text:p>
      <text:p text:style-name="P1"><text:span text:style-name="T1"/></text:p>
      <text:p text:style-name="P1"><text:span text:style-name="T1">wex_course 课程</text:span></text:p>
      <text:p text:style-name="P1"><text:span text:style-name="T1"><text:s text:c="2"/>- 唯一标识/_id:</text:span></text:p>
      <text:p text:style-name="P1"><text:span text:style-name="T1"><text:s text:c="2"/>- 名称/name: </text:span></text:p>
      <text:p text:style-name="P1"><text:span text:style-name="T1"><text:s text:c="2"/>- 是否是全部课程/is_all: (创建场所后,有一个默认属性:全部,主要私立幼儿园一个班只有1个老师)</text:span></text:p>
      <text:p text:style-name="P1"><text:span text:style-name="T1"><text:s text:c="2"/>- 课程时间/schedules: json array [{date:1}]</text:span></text:p>
      <text:p text:style-name="P1"><text:span text:style-name="T1"/></text:p>
      <text:p text:style-name="P1"><text:span text:style-name="T1">wex_teacher 老师</text:span></text:p>
      <text:p text:style-name="P1"><text:span text:style-name="T1"><text:s text:c="2"/>- 唯一标识/_id:</text:span></text:p>
      <text:p text:style-name="P1"><text:span text:style-name="T1"><text:s text:c="2"/>- 姓名/name:</text:span></text:p>
      <text:p text:style-name="P1"><text:span text:style-name="T1"><text:s text:c="2"/>- 手机/mobile:</text:span></text:p>
      <text:p text:style-name="P1"><text:span text:style-name="T1"><text:s text:c="2"/>- 所属场所/placeId:</text:span></text:p>
      <text:p text:style-name="P1"><text:span text:style-name="T1"><text:s text:c="2"/>- 登录密码/passwd:</text:span></text:p>
      <text:p text:style-name="P1"><text:span text:style-name="T1"/></text:p>
      <text:p text:style-name="P1"><text:span text:style-name="T1">wex_student 学生</text:span></text:p>
      <text:p text:style-name="P1"><text:span text:style-name="T1"><text:s text:c="2"/>- 唯一标识/_id:</text:span></text:p>
      <text:p text:style-name="P1"><text:span text:style-name="T1"><text:s text:c="2"/>- 姓名/name:</text:span></text:p>
      <text:p text:style-name="P1"><text:span text:style-name="T1"><text:s text:c="2"/>- 性别/gender:</text:span></text:p>
      <text:p text:style-name="P1"><text:span text:style-name="T1"><text:s text:c="2"/>- 当前所属场所/cur_placeId:</text:span></text:p>
      <text:p text:style-name="P1"><text:span text:style-name="T1"><text:s text:c="2"/>- 当前所属班级/cur_class_id:</text:span></text:p>
      <text:p text:style-name="P1"><text:span text:style-name="T1"><text:s text:c="2"/>- 教育历史 json array</text:span></text:p>
      <text:p text:style-name="P1"><text:span text:style-name="T1"><text:s text:c="4"/>[{placeId:**, class_id:[**, **]}]</text:span></text:p>
      <text:p text:style-name="P1"><text:span text:style-name="T1"/></text:p>
      <text:p text:style-name="P1"><text:span text:style-name="T1">wex_student_events 学生事件</text:span></text:p>
      <text:p text:style-name="P1"><text:span text:style-name="T1"><text:s text:c="2"/>- 唯一标识/_id:</text:span></text:p>
      <text:p text:style-name="P1"><text:soft-page-break/><text:span text:style-name="T1"><text:s text:c="2"/>- 当前所属场所/cur_placeId:</text:span></text:p>
      <text:p text:style-name="P1"><text:span text:style-name="T1"><text:s text:c="2"/>- 当前所属班级/cur_class_id:</text:span></text:p>
      <text:p text:style-name="P1"><text:span text:style-name="T1"><text:s text:c="2"/>- 所属小孩/student_id:</text:span></text:p>
      <text:p text:style-name="P1"><text:span text:style-name="T1"><text:s text:c="2"/>- 发生时间/occur_time:</text:span></text:p>
      <text:p text:style-name="P1"><text:span text:style-name="T1"><text:s text:c="2"/>- 事件内容/content: json_array [{topic_id:**}]</text:span></text:p>
      <text:p text:style-name="P1"><text:span text:style-name="T1"/></text:p>
      <text:p text:style-name="P1"><text:span text:style-name="T1">wex_parent 学生家长</text:span></text:p>
      <text:p text:style-name="P1"><text:span text:style-name="T1"><text:s text:c="2"/>- 唯一标识/_id:</text:span></text:p>
      <text:p text:style-name="P1"><text:span text:style-name="T1"><text:s text:c="2"/>- 姓名/name:</text:span></text:p>
      <text:p text:style-name="P1"><text:span text:style-name="T1"><text:s text:c="2"/>- 性别/gender:</text:span></text:p>
      <text:p text:style-name="P1"><text:span text:style-name="T1"><text:s text:c="2"/>- 登录密码/passwd:</text:span></text:p>
      <text:p text:style-name="P1"><text:span text:style-name="T1"><text:s text:c="2"/>- 孩子信息/childs: json array [**, **]</text:span></text:p>
      <text:p text:style-name="P1"><text:span text:style-name="T1"/></text:p>
      <text:p text:style-name="P1"><text:span text:style-name="T1">wex_article (可以作为通知/介绍文字/介绍图片/亲子作业)</text:span></text:p>
      <text:p text:style-name="P1"><text:span text:style-name="T1"><text:s text:c="2"/>- 唯一标识/_id:</text:span></text:p>
      <text:p text:style-name="P1"><text:span text:style-name="T1"><text:s text:c="2"/>- 标题/title:</text:span></text:p>
      <text:p text:style-name="P1"><text:span text:style-name="T1"><text:s text:c="2"/>- 内容/content: json array [{type: 'text', source: "这是一个文本"}, {type: 'img', source: "素材库id"} {type: 'video', source: "素材库id"}]</text:span></text:p>
      <text:p text:style-name="P1"><text:span text:style-name="T1"><text:s text:c="2"/>- 所属场所/placeId:</text:span></text:p>
      <text:p text:style-name="P1"><text:span text:style-name="T1"><text:s text:c="2"/>- 所属班级/class_id:</text:span></text:p>
      <text:p text:style-name="P1"><text:span text:style-name="T1"><text:s text:c="2"/>- 发布人/poster: {id: **, type: teacher|parent|system}</text:span></text:p>
      <text:p text:style-name="P1"><text:span text:style-name="T1"><text:s text:c="2"/>- 发布时间/poster_time:</text:span></text:p>
      <text:p text:style-name="P1"><text:span text:style-name="T1"/></text:p>
      <text:p text:style-name="P1"><text:span text:style-name="T1">wex_message (留言)</text:span></text:p>
      <text:p text:style-name="P1"><text:span text:style-name="T1"><text:s text:c="2"/>- 唯一标识/_id:</text:span></text:p>
      <text:p text:style-name="P1"><text:span text:style-name="T1"><text:s text:c="2"/>- 类型/type:</text:span></text:p>
      <text:p text:style-name="P1"><text:span text:style-name="T1"><text:s text:c="2"/>- 标题/title:</text:span></text:p>
      <text:p text:style-name="P1"><text:span text:style-name="T1"><text:s text:c="2"/>- 内容/content: json array [{type: 'text', source: "这是一个文本"}, {type: 'img', source: "素材库id"} {type: 'video', source: "素材库id"}]</text:span></text:p>
      <text:p text:style-name="P1"><text:span text:style-name="T1"><text:s text:c="2"/>- 所属场所/placeId:</text:span></text:p>
      <text:p text:style-name="P1"><text:span text:style-name="T1"><text:s text:c="2"/>- 所属班级/class_id:</text:span></text:p>
      <text:p text:style-name="P1"><text:span text:style-name="T1"><text:s text:c="2"/>- 发布人/poster: {id: **, type: teacher|parent|system}</text:span></text:p>
      <text:p text:style-name="P1"><text:span text:style-name="T1"><text:s text:c="2"/>- 发布时间/posted_time:</text:span></text:p>
      <text:p text:style-name="P1"><text:span text:style-name="T1"><text:s text:c="2"/>- 是否可以回复/can_reply: bool</text:span></text:p>
      <text:p text:style-name="P1"><text:span text:style-name="T1"/></text:p>
      <text:p text:style-name="P1"><text:span text:style-name="T1">wex_message_reply (留言回复)</text:span></text:p>
      <text:p text:style-name="P1"><text:span text:style-name="T1"><text:s text:c="2"/>- 唯一标识/_id:</text:span></text:p>
      <text:p text:style-name="P1"><text:span text:style-name="T1"><text:s text:c="2"/>- 标题/title:</text:span></text:p>
      <text:p text:style-name="P1"><text:span text:style-name="T1"><text:s text:c="2"/>- 内容/content: json array [{type: 'text', source: "这是一个文本"}, {type: 'img', source: "素材库id"} {type: 'video', source: "素材库id"}]</text:span></text:p>
      <text:p text:style-name="P1"><text:span text:style-name="T1"><text:s text:c="2"/>- 所属场所/placeId:</text:span></text:p>
      <text:p text:style-name="P1"><text:span text:style-name="T1"><text:s text:c="2"/>- 所属班级/class_id:</text:span></text:p>
      <text:p text:style-name="P1"><text:span text:style-name="T1"><text:s text:c="2"/>- 所属话题/topic_id:</text:span></text:p>
      <text:p text:style-name="P1"><text:span text:style-name="T1"><text:s text:c="2"/>- 发布人/poster: {id: **, type: teacher|parent|system}</text:span></text:p>
      <text:p text:style-name="P1"><text:span text:style-name="T1"><text:s text:c="2"/>- 发布时间/posted_time:</text:span></text:p>
      <text:p text:style-name="P1"><text:span text:style-name="T1"/></text:p>
      <text:p text:style-name="P1"><text:span text:style-name="T1">wex_source (素材库)</text:span></text:p>
      <text:p text:style-name="P1"><text:soft-page-break/><text:span text:style-name="T1"><text:s text:c="2"/>- 唯一标识/_id:</text:span></text:p>
      <text:p text:style-name="P1"><text:span text:style-name="T1"><text:s text:c="2"/>- 类型/type:</text:span></text:p>
      <text:p text:style-name="P1"><text:span text:style-name="T1"><text:s text:c="2"/>- 所属场所/placeId:</text:span></text:p>
      <text:p text:style-name="P1"><text:span text:style-name="T1"><text:s text:c="2"/>- 所属班级/class_id:</text:span></text:p>
      <text:p text:style-name="P1"><text:span text:style-name="T1"><text:s text:c="2"/>- 发布人/poster: {id: **, type: teacher|parent|system}</text:span></text:p>
      <text:p text:style-name="P1"><text:span text:style-name="T1"><text:s text:c="2"/>- 发布时间/poster_time:</text:span></text:p>
      <text:p text:style-name="P1"><text:span text:style-name="T1"/></text:p>
      <text:p text:style-name="P1"><text:span text:style-name="T1">个人中心</text:span></text:p>
      <text:p text:style-name="P1"><text:span text:style-name="T1"><text:s text:c="2"/>-- 孩子点滴 [成长历史, 体检报告]</text:span></text:p>
      <text:p text:style-name="P1"><text:span text:style-name="T1"><text:s text:c="2"/>-- 帐号管理 [完善家庭资料,修改登录密码,注册新帐号]</text:span></text:p>
      <text:p text:style-name="P1"><text:span text:style-name="T1">班级墙</text:span></text:p>
      <text:p text:style-name="P1"><text:span text:style-name="T1"><text:s text:c="2"/>-- 留言板 亲子作业 课程表</text:span></text:p>
      <text:p text:style-name="P1"><text:span text:style-name="T1">本园动态</text:span></text:p>
      <text:p text:style-name="P1"><text:span text:style-name="T1"><text:s text:c="2"/>-- </text:span></text:p>
      <text:p text:style-name="P1"><text:span text:style-name="T1"/></text:p>
      <text:p text:style-name="P1"><text:span text:style-name="T1">ntalks2013@gmail.com/chinamod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ijiao</meta:initial-creator>
    <meta:creation-date>2008-05-13T13:17:29</meta:creation-date>
    <dc:language>en-US</dc:language>
    <meta:editing-cycles>58</meta:editing-cycles>
    <meta:editing-duration>PT1H17M46S</meta:editing-duration>
    <dc:date>2013-11-06T23:08:23.18</dc:date>
    <meta:document-statistic meta:table-count="2" meta:image-count="0" meta:object-count="0" meta:page-count="4" meta:paragraph-count="153" meta:word-count="954" meta:character-count="3042" meta:non-whitespace-character-count="2613"/>
    <meta:user-defined meta:name="Info 1"/>
    <meta:user-defined meta:name="Info 2"/>
    <meta:user-defined meta:name="Info 3"/>
    <meta:user-defined meta:name="Info 4"/>
  </office:meta>
</office:document-meta>
</file>